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5b41" officeooo:paragraph-rsid="00025b41"/>
    </style:style>
    <style:style style:name="P2" style:family="paragraph" style:parent-style-name="Standard">
      <style:text-properties fo:language="it" fo:country="IT" officeooo:rsid="00025b41" officeooo:paragraph-rsid="00025b41"/>
    </style:style>
    <style:style style:name="P3" style:family="paragraph" style:parent-style-name="Standard">
      <style:text-properties fo:language="it" fo:country="IT" officeooo:rsid="00025b41" officeooo:paragraph-rsid="0002dea0"/>
    </style:style>
    <style:style style:name="P4" style:family="paragraph" style:parent-style-name="Standard">
      <style:text-properties fo:language="it" fo:country="IT" officeooo:rsid="00025b41" officeooo:paragraph-rsid="0008e7d5"/>
    </style:style>
    <style:style style:name="P5" style:family="paragraph" style:parent-style-name="Standard">
      <style:text-properties fo:language="it" fo:country="IT" style:text-underline-style="solid" style:text-underline-width="auto" style:text-underline-color="font-color" fo:font-weight="bold" officeooo:rsid="00025b41" officeooo:paragraph-rsid="00025b41" style:font-weight-asian="bold" style:font-weight-complex="bold"/>
    </style:style>
    <style:style style:name="P6" style:family="paragraph" style:parent-style-name="Standard">
      <style:text-properties fo:language="it" fo:country="IT" style:text-underline-style="solid" style:text-underline-width="auto" style:text-underline-color="font-color" fo:font-weight="bold" officeooo:rsid="0007087c" officeooo:paragraph-rsid="0007087c" style:font-weight-asian="bold" style:font-weight-complex="bold"/>
    </style:style>
    <style:style style:name="P7" style:family="paragraph" style:parent-style-name="Standard">
      <style:text-properties fo:language="it" fo:country="IT" style:text-underline-style="solid" style:text-underline-width="auto" style:text-underline-color="font-color" fo:font-weight="bold" officeooo:rsid="0008e7d5" officeooo:paragraph-rsid="0008e7d5" style:font-weight-asian="bold" style:font-weight-complex="bold"/>
    </style:style>
    <style:style style:name="P8" style:family="paragraph" style:parent-style-name="Standard">
      <style:text-properties fo:language="it" fo:country="IT" style:text-underline-style="solid" style:text-underline-width="auto" style:text-underline-color="font-color" fo:font-weight="bold" officeooo:rsid="000d244f" officeooo:paragraph-rsid="000d244f" style:font-weight-asian="bold" style:font-weight-complex="bold"/>
    </style:style>
    <style:style style:name="P9" style:family="paragraph" style:parent-style-name="Standard">
      <style:text-properties fo:language="it" fo:country="IT" style:text-underline-style="solid" style:text-underline-width="auto" style:text-underline-color="font-color" officeooo:rsid="0008e7d5" officeooo:paragraph-rsid="0008e7d5"/>
    </style:style>
    <style:style style:name="P10" style:family="paragraph" style:parent-style-name="Standard">
      <style:text-properties fo:language="it" fo:country="IT" officeooo:rsid="0002dea0" officeooo:paragraph-rsid="0002dea0"/>
    </style:style>
    <style:style style:name="P11" style:family="paragraph" style:parent-style-name="Standard">
      <style:text-properties fo:language="it" fo:country="IT" officeooo:rsid="0002dea0" officeooo:paragraph-rsid="0007087c"/>
    </style:style>
    <style:style style:name="P12" style:family="paragraph" style:parent-style-name="Standard">
      <style:text-properties fo:language="it" fo:country="IT" officeooo:rsid="0003bf89" officeooo:paragraph-rsid="0003bf89"/>
    </style:style>
    <style:style style:name="P13" style:family="paragraph" style:parent-style-name="Standard">
      <style:text-properties fo:language="it" fo:country="IT" officeooo:rsid="000525b1" officeooo:paragraph-rsid="000525b1"/>
    </style:style>
    <style:style style:name="P14" style:family="paragraph" style:parent-style-name="Standard">
      <style:text-properties fo:language="it" fo:country="IT" officeooo:rsid="0006e3fd" officeooo:paragraph-rsid="0006e3fd"/>
    </style:style>
    <style:style style:name="P15" style:family="paragraph" style:parent-style-name="Standard">
      <style:text-properties fo:language="it" fo:country="IT" officeooo:rsid="0008e7d5" officeooo:paragraph-rsid="0007087c"/>
    </style:style>
    <style:style style:name="P16" style:family="paragraph" style:parent-style-name="Standard">
      <style:text-properties fo:language="it" fo:country="IT" officeooo:rsid="0008e7d5" officeooo:paragraph-rsid="0008e7d5"/>
    </style:style>
    <style:style style:name="P17" style:family="paragraph" style:parent-style-name="Standard">
      <style:text-properties fo:language="it" fo:country="IT" style:text-underline-style="none" fo:font-weight="normal" officeooo:rsid="000d244f" officeooo:paragraph-rsid="000d244f" style:font-weight-asian="normal" style:font-weight-complex="normal"/>
    </style:style>
    <style:style style:name="P18" style:family="paragraph" style:parent-style-name="Standard">
      <style:text-properties fo:language="it" fo:country="IT" style:text-underline-style="none" fo:font-weight="normal" officeooo:rsid="000edf14" officeooo:paragraph-rsid="000edf14" style:font-weight-asian="normal" style:font-weight-complex="normal"/>
    </style:style>
    <style:style style:name="P19" style:family="paragraph" style:parent-style-name="Standard">
      <style:text-properties fo:language="it" fo:country="IT" style:text-underline-style="none" fo:font-weight="normal" officeooo:rsid="000f3165" officeooo:paragraph-rsid="000f3165" style:font-weight-asian="normal" style:font-weight-complex="normal"/>
    </style:style>
    <style:style style:name="P20" style:family="paragraph" style:parent-style-name="Standard">
      <style:text-properties fo:language="it" fo:country="IT" style:text-underline-style="none" fo:font-weight="normal" officeooo:rsid="0011dbfb" officeooo:paragraph-rsid="0011dbfb" style:font-weight-asian="normal" style:font-weight-complex="normal"/>
    </style:style>
    <style:style style:name="P21" style:family="paragraph" style:parent-style-name="Standard">
      <style:text-properties fo:language="it" fo:country="IT" officeooo:rsid="000edf14" officeooo:paragraph-rsid="000edf14"/>
    </style:style>
    <style:style style:name="P22" style:family="paragraph" style:parent-style-name="Standard">
      <style:paragraph-properties fo:text-align="center" style:justify-single-word="false"/>
      <style:text-properties fo:font-weight="bold" officeooo:rsid="00025b41" officeooo:paragraph-rsid="00025b41" style:font-weight-asian="bold" style:font-weight-complex="bold"/>
    </style:style>
    <style:style style:name="P23" style:family="paragraph" style:parent-style-name="Standard">
      <style:text-properties fo:language="it" fo:country="IT" style:text-underline-style="solid" style:text-underline-width="auto" style:text-underline-color="font-color" fo:font-weight="bold" officeooo:rsid="00025b41" officeooo:paragraph-rsid="00025b41" style:font-weight-asian="bold" style:font-weight-complex="bold"/>
    </style:style>
    <style:style style:name="P24" style:family="paragraph" style:parent-style-name="Standard">
      <style:text-properties fo:language="it" fo:country="IT" officeooo:rsid="00137226" officeooo:paragraph-rsid="00137226"/>
    </style:style>
    <style:style style:name="P25" style:family="paragraph" style:parent-style-name="Standard">
      <style:text-properties fo:language="it" fo:country="IT" style:text-underline-style="none" fo:font-weight="normal" officeooo:rsid="00137226" officeooo:paragraph-rsid="00137226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officeooo:rsid="0002dea0"/>
    </style:style>
    <style:style style:name="T4" style:family="text">
      <style:text-properties officeooo:rsid="0006e3fd"/>
    </style:style>
    <style:style style:name="T5" style:family="text">
      <style:text-properties officeooo:rsid="0008e7d5"/>
    </style:style>
    <style:style style:name="T6" style:family="text">
      <style:text-properties officeooo:rsid="000accf1"/>
    </style:style>
    <style:style style:name="T7" style:family="text">
      <style:text-properties officeooo:rsid="000edf14"/>
    </style:style>
    <style:style style:name="T8" style:family="text">
      <style:text-properties officeooo:rsid="0013722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CONTROLLI DI FLUSSO</text:p>
      <text:p text:style-name="P1"/>
      <text:p text:style-name="P5">Teorema di Bohm Jacopini</text:p>
      <text:p text:style-name="P2"><text:span text:style-name="T2"/></text:p>
      <text:p text:style-name="P2">Per costruire un programma sono necessari tre tipologie di esecuzione:</text:p>
      <text:p text:style-name="P2">- Sequenza</text:p>
      <text:p text:style-name="P2">- Selezione</text:p>
      <text:p text:style-name="P2">- Ciclo</text:p>
      <text:p text:style-name="P2">---------------------------------------------------------------------------------------------------------------------------</text:p>
      <text:p text:style-name="P2"><text:span text:style-name="T2">Blocco di istruzioni</text:span>: In pratica è una sequenza di istruzioni incluse tra “{“ e “}”</text:p>
      <text:p text:style-name="P2">un esempio è il corpo del main</text:p>
      <text:p text:style-name="P2">---------------------------------------------------------------------------------------------------------------------------</text:p>
      <text:p text:style-name="P2"><text:span text:style-name="T2">Sequenza</text:span>: istruzioni eseguite in sequenza, bisogna prestare attenzione all’ordine in cui si scrive il codice, il sistema segue pedissequamente</text:p>
      <text:p text:style-name="P2"/>
      <text:p text:style-name="P5">SELEZIONE</text:p>
      <text:p text:style-name="P2"/>
      <text:p text:style-name="P2">Struttura if:</text:p>
      <text:p text:style-name="P2"/>
      <text:p text:style-name="P2">if(espressione){</text:p>
      <text:p text:style-name="P2"><text:tab/>istruzione/blocco di istruzioni</text:p>
      <text:p text:style-name="P2">}</text:p>
      <text:p text:style-name="P2"/>
      <text:p text:style-name="P2">Se l’espressione risulta vera, l’istruzione o il blocco di istruzioni viene eseguita, in caso contrario viene saltata.</text:p>
      <text:p text:style-name="P2"/>
      <text:p text:style-name="P10">Nel caso in servisse un bivio per eseguire un altro blocco di istruzioni/istruzione nel caso del falso, si utilizza l’else.</text:p>
      <text:p text:style-name="P10"/>
      <text:p text:style-name="P3">if(espressione){</text:p>
      <text:p text:style-name="P3"><text:tab/>istruzione/blocco di istruzioni</text:p>
      <text:p text:style-name="P3">}<text:span text:style-name="T3">else{</text:span></text:p>
      <text:p text:style-name="P3"><text:tab/><text:span text:style-name="T3">istruzione/blocco di istruzioni</text:span></text:p>
      <text:p text:style-name="P10">}</text:p>
      <text:p text:style-name="P10"/>
      <text:p text:style-name="P10">----------------------------------------------------------------------------------------------------------------------------</text:p>
      <text:p text:style-name="P10"/>
      <text:p text:style-name="P24"><text:span text:style-name="T2">STRUTTURA SWITCH:</text:span></text:p>
      <text:p text:style-name="P25"/>
      <text:p text:style-name="P12"><text:tab/>switch(espressione):</text:p>
      <text:p text:style-name="P12"><text:tab/><text:tab/><text:tab/>case &lt;val 1&gt;: istruzione/blocco istruzioni</text:p>
      <text:p text:style-name="P12"><text:tab/><text:tab/><text:tab/>case &lt;val 2&gt;: istruzione/blocco istruzioni</text:p>
      <text:p text:style-name="P12"><text:tab/><text:tab/><text:tab/>case &lt;val 3&gt;: istruzione/blocco istruzioni</text:p>
      <text:p text:style-name="P12"><text:tab/><text:tab/><text:span text:style-name="T4">default: istruzione/blocco istruzioni</text:span></text:p>
      <text:p text:style-name="P10"/>
      <text:p text:style-name="P13">Spesso occorre confrontare un’espressione con differenti valori, si tratta di un if multiplo in cui l’unico operatore utilizzabile è (==)</text:p>
      <text:p text:style-name="P14">Il default: contiene un’istruzione/blocco istruzioni che viene eseguito se nessun caso è verificato.</text:p>
      <text:p text:style-name="P11">----------------------------------------------------------------------------------------------------------------------------</text:p>
      <text:p text:style-name="P2"><text:soft-page-break/></text:p>
      <text:p text:style-name="P6">ITERAZIONI</text:p>
      <text:p text:style-name="P15"/>
      <text:p text:style-name="P16">Cicli:</text:p>
      <text:p text:style-name="P16">- while</text:p>
      <text:p text:style-name="P16">- do while</text:p>
      <text:p text:style-name="P16">- for</text:p>
      <text:p text:style-name="P16"/>
      <text:p text:style-name="P7">CICLO WHILE <text:span text:style-name="T6">e DO WHIlE</text:span></text:p>
      <text:p text:style-name="P16"/>
      <text:p text:style-name="P16"><text:tab/>while(espressione)</text:p>
      <text:p text:style-name="P16"><text:tab/><text:tab/>istruzione/blocco di istruzioni</text:p>
      <text:p text:style-name="P16"/>
      <text:p text:style-name="P16"><text:tab/><text:span text:style-name="T6">do</text:span></text:p>
      <text:p text:style-name="P16"><text:tab/><text:tab/><text:span text:style-name="T6">istruzione/blocco istruzioni</text:span></text:p>
      <text:p text:style-name="P16"><text:tab/><text:span text:style-name="T6">while(espressione);</text:span></text:p>
      <text:p text:style-name="P16"/>
      <text:p text:style-name="P16">- Fino a che la condizione è vera l’istruzione/blocco di istruzioni viene eseguito</text:p>
      <text:p text:style-name="P4">- <text:span text:style-name="T5">Una volta falsa, interrompe l’esecuzione</text:span></text:p>
      <text:p text:style-name="P4"/>
      <text:p text:style-name="P9">Problema del ciclo infinito</text:p>
      <text:p text:style-name="P2"/>
      <text:p text:style-name="P21">Dfferenze tra i due:</text:p>
      <text:p text:style-name="P21"/>
      <text:p text:style-name="P21">- Il while effettua il controllo all’ingresso mentre il dowhile <text:span text:style-name="T8">verifica l’espressione</text:span> dopo aver eseguito almeno una volta il blocco di istruzioni.</text:p>
      <text:p text:style-name="P2"/>
      <text:p text:style-name="P8">CICLO FOR</text:p>
      <text:p text:style-name="P17"/>
      <text:p text:style-name="P18">Spesso, all’interno del codice, sono presenti blocchi di istruzioni che devono essere ripetuti.</text:p>
      <text:p text:style-name="P18"/>
      <text:p text:style-name="P18">for(&lt;inizializzazione&gt;; &lt;condizione&gt;; &lt;aggiornamento&gt;)</text:p>
      <text:p text:style-name="P18"><text:tab/>istruzione/blocco di istruzioni</text:p>
      <text:p text:style-name="P17"/>
      <text:p text:style-name="P17">- <text:span text:style-name="T7">inizializzazione: valutata inizialmente, tipicamente iniz. Variabili</text:span></text:p>
      <text:p text:style-name="P17">- <text:span text:style-name="T7">condizione: espressione valutata per stabilire se eseguire il corpo del ciclo</text:span></text:p>
      <text:p text:style-name="P17">- <text:span text:style-name="T7">Aggiornamento: espressione valutata dopo aver eseguito l’istruzione/blocco di istruzioni</text:span></text:p>
      <text:p text:style-name="P17"/>
      <text:p text:style-name="P17"/>
      <text:p text:style-name="P19">Di fatto molto sovrapponibile al ciclo while (ma più comodo)</text:p>
      <text:p text:style-name="P19">Nessuna delle tre espressioni è obbligatoria --&gt; ciclo infinito se tutte assenti</text:p>
      <text:p text:style-name="P19"/>
      <text:p text:style-name="P20">While e for sono intercambiabili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0T10:43:48.618700935</meta:creation-date>
    <dc:date>2024-10-19T17:06:09.740656293</dc:date>
    <meta:editing-duration>PT1H9M49S</meta:editing-duration>
    <meta:editing-cycles>11</meta:editing-cycles>
    <meta:generator>LibreOffice/24.2.6.2$Linux_X86_64 LibreOffice_project/420$Build-2</meta:generator>
    <meta:document-statistic meta:table-count="0" meta:image-count="0" meta:object-count="0" meta:page-count="2" meta:paragraph-count="59" meta:word-count="325" meta:character-count="2823" meta:non-whitespace-character-count="2535"/>
  </office:meta>
</office:document-meta>
</file>